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DM Serif Display" fo:font-size="24pt" style:font-size-asian="24pt" style:font-size-complex="24pt"/>
    </style:style>
    <style:style style:name="P2" style:family="paragraph" style:parent-style-name="Subtitle">
      <style:text-properties style:font-name="Lora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paragraph-rsid="000abaf0"/>
    </style:style>
    <style:style style:name="P4" style:family="paragraph" style:parent-style-name="Heading_20_1">
      <style:text-properties style:font-name="DM Serif Display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ora" fo:font-size="10pt" fo:language="en" fo:country="US" officeooo:paragraph-rsid="000abaf0" style:font-size-asian="10pt" style:font-size-complex="10pt"/>
    </style:style>
    <style:style style:name="P6" style:family="paragraph" style:parent-style-name="Standard" style:list-style-name="L1">
      <style:text-properties style:font-name="Lora" fo:font-size="10pt" fo:language="en" fo:country="US" officeooo:paragraph-rsid="000abaf0" style:font-size-asian="10pt" style:font-size-complex="10pt"/>
    </style:style>
    <style:style style:name="P7" style:family="paragraph" style:parent-style-name="Heading_20_2">
      <style:text-properties style:font-name="DM Serif Display" fo:font-size="14pt" style:font-size-asian="14pt" style:font-size-complex="14pt"/>
    </style:style>
    <style:style style:name="P8" style:family="paragraph" style:parent-style-name="Standard" style:list-style-name="L2">
      <style:text-properties style:font-name="Lora" fo:font-size="10pt" fo:language="en" fo:country="US" officeooo:paragraph-rsid="000abaf0" style:font-size-asian="10pt" style:font-size-complex="10pt"/>
    </style:style>
    <style:style style:name="P9" style:family="paragraph" style:parent-style-name="Standard" style:list-style-name="L3">
      <style:text-properties style:font-name="Lora" fo:font-size="10pt" officeooo:paragraph-rsid="000b9e4a" style:font-size-asian="10pt" style:font-size-complex="10pt"/>
    </style:style>
    <style:style style:name="P10" style:family="paragraph" style:parent-style-name="Standard" style:list-style-name="L4">
      <style:text-properties style:font-name="Lora" fo:font-size="10pt" officeooo:paragraph-rsid="000b9e4a" style:font-size-asian="10pt" style:font-size-complex="10pt"/>
    </style:style>
    <style:style style:name="P11" style:family="paragraph" style:parent-style-name="Standard" style:list-style-name="L4">
      <style:text-properties style:font-name="Lora" fo:font-size="10pt" fo:language="en" fo:country="US" officeooo:paragraph-rsid="000b9e4a" style:font-size-asian="10pt" style:font-size-complex="10pt"/>
    </style:style>
    <style:style style:name="P12" style:family="paragraph" style:parent-style-name="Standard" style:list-style-name="L5">
      <style:text-properties style:font-name="Lora" fo:font-size="10pt" fo:language="en" fo:country="US" officeooo:paragraph-rsid="000b9e4a" style:font-size-asian="10pt" style:font-size-complex="10pt"/>
    </style:style>
    <style:style style:name="P13" style:family="paragraph" style:parent-style-name="Standard">
      <style:text-properties style:font-name="Lora" fo:font-size="12pt" fo:language="en" fo:country="US" fo:font-weight="bold" officeooo:paragraph-rsid="000ceb4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ora" fo:font-size="10pt" fo:language="en" fo:country="US" fo:font-style="normal" officeooo:paragraph-rsid="000ceb49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Lora" fo:font-size="10pt" fo:language="en" fo:country="US" fo:font-style="italic" officeooo:paragraph-rsid="000ceb49" style:font-size-asian="10pt" style:font-style-asian="italic" style:font-size-complex="10pt" style:font-style-complex="italic"/>
    </style:style>
    <style:style style:name="P16" style:family="paragraph" style:parent-style-name="Standard" style:list-style-name="L6">
      <style:text-properties style:font-name="Lora" fo:font-size="10pt" fo:language="en" fo:country="US" officeooo:paragraph-rsid="000ceb49" style:font-size-asian="10pt" style:font-size-complex="10pt"/>
    </style:style>
    <style:style style:name="P17" style:family="paragraph" style:parent-style-name="Standard">
      <style:text-properties style:font-name="Lora" fo:font-size="10pt" fo:language="en" fo:country="US" officeooo:paragraph-rsid="000ceb49" style:font-size-asian="10pt" style:font-size-complex="10pt"/>
    </style:style>
    <style:style style:name="P18" style:family="paragraph" style:parent-style-name="Standard" style:list-style-name="L7">
      <style:text-properties style:font-name="Lora" fo:font-size="10pt" fo:language="en" fo:country="US" officeooo:paragraph-rsid="000ceb49" style:font-size-asian="10pt" style:font-size-complex="10pt"/>
    </style:style>
    <style:style style:name="P19" style:family="paragraph" style:parent-style-name="Standard" style:list-style-name="L8">
      <style:text-properties style:font-name="Lora" fo:font-size="10pt" fo:language="en" fo:country="US" officeooo:paragraph-rsid="000ceb49" style:font-size-asian="10pt" style:font-size-complex="10pt"/>
    </style:style>
    <style:style style:name="P20" style:family="paragraph" style:parent-style-name="Standard" style:list-style-name="L9">
      <style:text-properties style:font-name="Lora" fo:font-size="10pt" fo:language="en" fo:country="US" officeooo:paragraph-rsid="000ceb49" style:font-size-asian="10pt" style:font-size-complex="10pt"/>
    </style:style>
    <style:style style:name="P21" style:family="paragraph" style:parent-style-name="Standard" style:list-style-name="L10">
      <style:text-properties style:font-name="Lora" fo:font-size="10pt" fo:language="en" fo:country="US" officeooo:paragraph-rsid="000ceb49" style:font-size-asian="10pt" style:font-size-complex="10pt"/>
    </style:style>
    <style:style style:name="P22" style:family="paragraph" style:parent-style-name="Standard" style:list-style-name="L11">
      <style:text-properties style:font-name="Lora" fo:font-size="10pt" fo:language="en" fo:country="US" officeooo:paragraph-rsid="000ceb49" style:font-size-asian="10pt" style:font-size-complex="10pt"/>
    </style:style>
    <style:style style:name="P23" style:family="paragraph" style:parent-style-name="Standard" style:list-style-name="L12">
      <style:text-properties style:font-name="Lora" fo:font-size="10pt" fo:language="en" fo:country="US" officeooo:paragraph-rsid="000ceb49" style:font-size-asian="10pt" style:font-size-complex="10pt"/>
    </style:style>
    <style:style style:name="P24" style:family="paragraph" style:parent-style-name="Standard" style:list-style-name="L13">
      <style:text-properties style:font-name="Lora" fo:font-size="10pt" fo:language="en" fo:country="US" officeooo:paragraph-rsid="000ceb49" style:font-size-asian="10pt" style:font-size-complex="10pt"/>
    </style:style>
    <style:style style:name="P25" style:family="paragraph" style:parent-style-name="Heading_20_1">
      <style:text-properties style:font-name="DM Serif Display" fo:font-size="14pt" style:font-size-asian="14pt" style:font-size-complex="14pt"/>
    </style:style>
    <style:style style:name="P26" style:family="paragraph" style:parent-style-name="Standard" style:list-style-name="L14">
      <style:text-properties style:font-name="Lora" fo:font-size="10pt" fo:language="en" fo:country="US" officeooo:paragraph-rsid="000ceb49" style:font-size-asian="10pt" style:font-size-complex="10pt"/>
    </style:style>
    <style:style style:name="T1" style:family="text">
      <style:text-properties style:font-name="Lora" fo:font-size="10pt" style:font-size-asian="10pt" style:font-size-complex="10pt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scha Chidley</text:p>
      <text:p text:style-name="P2">Virtual Administrative &amp; Technical Support | Data Management &amp; Workflow Optimization | Problem-Solving Specialist</text:p>
      <text:p text:style-name="P3"><text:a xlink:type="simple" xlink:href="https://maps.app.goo.gl/pbEKeHJZiE6rNZKq8" text:style-name="Internet_20_link" text:visited-style-name="Visited_20_Internet_20_Link"><text:span text:style-name="T1">Bayamon, PR, USA 00957</text:span></text:a><text:span text:style-name="T1"> | </text:span><text:a xlink:type="simple" xlink:href="https://rebrand.ly/misscha489" text:style-name="Internet_20_link" text:visited-style-name="Visited_20_Internet_20_Link"><text:span text:style-name="T1">https://rebrand.ly/misscha489</text:span></text:a></text:p>
      <text:h text:style-name="P4" text:outline-level="1">Summary</text:h>
      <text:p text:style-name="P5">Detail-oriented and tech-savvy professional with strong written and verbal communication skills in English, and experience assisting Spanish-speaking clients. Skilled in administrative support, data entry, workflow optimization, scheduling, research, and technical troubleshooting. Adept at handling large volumes of information efficiently and maintaining accuracy in fast-paced, remote environments. Highly organized, analytical, and able to work independently or collaboratively. Proficient in Microsoft Office, Google Workspace, CRM systems, and digital collaboration tools. Fast and accurate typist with a commitment to meeting deadlines. Seeking remote opportunities in administrative assistance, customer support, data management, or other virtual support roles.</text:p>
      <text:h text:style-name="P4" text:outline-level="1">Skills</text:h>
      <text:list text:style-name="L1">
        <text:list-item>
          <text:p text:style-name="P6">Fluent in English and Spanish (experience assisting Spanish-speaking clients)</text:p>
        </text:list-item>
        <text:list-item>
          <text:p text:style-name="P6">Administrative support, scheduling, and calendar management</text:p>
        </text:list-item>
        <text:list-item>
          <text:p text:style-name="P6">Strong organizational, data entry, and record-keeping abilities</text:p>
        </text:list-item>
        <text:list-item>
          <text:p text:style-name="P6">High attention to detail and accuracy</text:p>
        </text:list-item>
        <text:list-item>
          <text:p text:style-name="P6">Ability to work independently in remote environments</text:p>
        </text:list-item>
        <text:list-item>
          <text:p text:style-name="P6">Proficient in Microsoft Office and Google Workspace</text:p>
        </text:list-item>
        <text:list-item>
          <text:p text:style-name="P6">Fast and precise typing (55+ WPM) with excellent accuracy</text:p>
        </text:list-item>
        <text:list-item>
          <text:p text:style-name="P6">Basic troubleshooting and technical support skills</text:p>
        </text:list-item>
        <text:list-item>
          <text:p text:style-name="P6">Adaptable and quick to learn new software or processes</text:p>
        </text:list-item>
      </text:list>
      <text:h text:style-name="P7" text:outline-level="2">Technical Skills</text:h>
      <text:list text:style-name="L2">
        <text:list-item>
          <text:p text:style-name="P8">Microsoft Office Suite (Word, Excel, Outlook)</text:p>
        </text:list-item>
        <text:list-item>
          <text:p text:style-name="P8">Google Workspace (Docs, Sheets, Drive)</text:p>
        </text:list-item>
        <text:list-item>
          <text:p text:style-name="P8">CRM Software (experience with data entry, customer records, case notes)</text:p>
        </text:list-item>
        <text:list-item>
          <text:p text:style-name="P8">Basic troubleshooting and IT support knowledge</text:p>
        </text:list-item>
        <text:list-item>
          <text:p text:style-name="P8">Typing speed: 55+ WPM (290+ CPM) with high accuracy</text:p>
        </text:list-item>
      </text:list>
      <text:h text:style-name="P7" text:outline-level="2">Certifications</text:h>
      <text:list text:style-name="L3">
        <text:list-item>
          <text:p text:style-name="P9"><text:span text:style-name="T2">Microsoft Word 2007 Specialist</text:span><text:span text:style-name="T3"> — Microsoft, Aug 2011</text:span></text:p>
        </text:list-item>
        <text:list-item>
          <text:p text:style-name="P9"><text:span text:style-name="T2">Typing Skill Certificate</text:span><text:span text:style-name="T3"> — Typing Institute of America (TypingWeb), Feb 2012; 51 WPM at 96% accuracy, Professional Skill Level</text:span></text:p>
        </text:list-item>
      </text:list>
      <text:h text:style-name="P7" text:outline-level="2">Projects</text:h>
      <text:list text:style-name="L4">
        <text:list-item>
          <text:p text:style-name="P10"><text:a xlink:type="simple" xlink:href="https://rebrand.ly/misscha489" text:style-name="Internet_20_link" text:visited-style-name="Visited_20_Internet_20_Link"><text:span text:style-name="T2">Professional Website:</text:span></text:a><text:span text:style-name="T3"> Designed and maintained personal website showcasing technical and administrative skills.</text:span></text:p>
        </text:list-item>
        <text:list-item>
          <text:p text:style-name="P11"><text:span text:style-name="T4">Sewing Classes Flyer &amp; Website:</text:span> Created promotional materials including a flyer/postcard and a small website to advertise client classes.</text:p>
        </text:list-item>
      </text:list>
      <text:h text:style-name="P7" text:outline-level="2">Achivements</text:h>
      <text:list text:style-name="L5">
        <text:list-item>
          <text:p text:style-name="P12">Managed an average of 100+ inbound calls per day in a customer service role while maintaining accuracy and professionalism.</text:p>
        </text:list-item>
        <text:list-item>
          <text:p text:style-name="P12">Earned multiple customer accolades and top secret shopper score for quality service.</text:p>
        </text:list-item>
      </text:list>
      <text:h text:style-name="P4" text:outline-level="1"><text:soft-page-break/>Experience</text:h>
      <text:p text:style-name="P13">Career Break — Caregiving &amp; Independent Learning</text:p>
      <text:p text:style-name="P14">Puerto Rico (Remote)</text:p>
      <text:p text:style-name="P15">Aug 2018 – Present</text:p>
      <text:list text:style-name="L6">
        <text:list-item>
          <text:p text:style-name="P16">Provided full-time caregiving for a family member, managing schedules, appointments, and household operations.</text:p>
        </text:list-item>
        <text:list-item>
          <text:p text:style-name="P16">Developed advanced organizational, time-management, and problem-solving skills.</text:p>
        </text:list-item>
        <text:list-item>
          <text:p text:style-name="P16">Pursued self-directed professional development in administrative tools, CRM platforms, and workflow optimization.</text:p>
        </text:list-item>
        <text:list-item>
          <text:p text:style-name="P16">Maintained proficiency in Microsoft Office Suite, Google Workspace, and remote collaboration software.</text:p>
        </text:list-item>
        <text:list-item>
          <text:p text:style-name="P16">Strengthened bilingual communication skills (English/Spanish).</text:p>
        </text:list-item>
        <text:list-item>
          <text:p text:style-name="P16">Completed independent digital projects, applying skills in document management, scheduling, and process efficiency.</text:p>
        </text:list-item>
      </text:list>
      <text:p text:style-name="P17"/>
      <text:p text:style-name="P13">Customer Service Representative</text:p>
      <text:p text:style-name="P14">YourInsuranceSpot.com — Orlando, FL (On-site)</text:p>
      <text:p text:style-name="P15">Jun 2018 – Jul 2018</text:p>
      <text:list text:style-name="L7">
        <text:list-item>
          <text:p text:style-name="P18">Handled inbound customer service inquiries, processing premium payments, policy updates, and account changes accurately.</text:p>
        </text:list-item>
        <text:list-item>
          <text:p text:style-name="P18">Sent notifications via SMS, phone calls, and official policy documents for pending, cancelled, or expiring policies.</text:p>
        </text:list-item>
        <text:list-item>
          <text:p text:style-name="P18">Prepared and processed policy endorsements (adding/removing vehicles, updating driver and lienholder details).</text:p>
        </text:list-item>
        <text:list-item>
          <text:p text:style-name="P18">Documented all customer interactions in CRM systems, ensuring compliance and data accuracy.</text:p>
        </text:list-item>
        <text:list-item>
          <text:p text:style-name="P18">Provided proactive guidance to clients, resolving issues efficiently and maintaining high satisfaction.</text:p>
        </text:list-item>
      </text:list>
      <text:p text:style-name="P17"/>
      <text:p text:style-name="P13">Technical Support Representative (Contract for Ellucian)</text:p>
      <text:p text:style-name="P17">SkyBridge Resources — Maitland, FL (On-site) <text:s/></text:p>
      <text:p text:style-name="P15">Jul 2016 – Aug 2016</text:p>
      <text:list text:style-name="L8">
        <text:list-item>
          <text:p text:style-name="P19">Supported online education platforms, troubleshooting access and technical issues for students and staff.</text:p>
        </text:list-item>
        <text:list-item>
          <text:p text:style-name="P19">Utilized company knowledge base and software tools to research solutions and document cases.</text:p>
        </text:list-item>
        <text:list-item>
          <text:p text:style-name="P19">Delivered clear, step-by-step instructions for technical issues, escalating complex cases as required.</text:p>
        </text:list-item>
        <text:list-item>
          <text:p text:style-name="P19">Assisted English- and Spanish-speaking users, ensuring inclusive support.</text:p>
        </text:list-item>
        <text:list-item>
          <text:p text:style-name="P19">Monitored ticket queues to meet service-level agreements.</text:p>
        </text:list-item>
      </text:list>
      <text:p text:style-name="P17"/>
      <text:p text:style-name="P13">Inbound Customer Service Representative (Tier 3 Operator)</text:p>
      <text:p text:style-name="P17">AnswerNet — Orlando, FL (On-site) <text:s/></text:p>
      <text:p text:style-name="P15">Sep 2014 – Jul 2015</text:p>
      <text:list text:style-name="L9">
        <text:list-item>
          <text:p text:style-name="P20">Managed high-volume inbound calls, including reservations, scheduling, and service requests.</text:p>
        </text:list-item>
        <text:list-item>
          <text:p text:style-name="P20">Maintained accurate digital records of all customer interactions.</text:p>
        </text:list-item>
        <text:list-item>
          <text:p text:style-name="P20">Resolved escalations by coordinating with internal teams and following up with customers.</text:p>
        </text:list-item>
        <text:list-item>
          <text:p text:style-name="P20">Assisted in training new hires on call handling and CRM systems.</text:p>
        </text:list-item>
        <text:list-item>
          <text:p text:style-name="P20">Contributed to process improvements and quality assurance effort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3"><text:soft-page-break/>Technical Support Representative</text:p>
      <text:p text:style-name="P17">Teleperformance — Boca Raton, FL (On-site) <text:s/></text:p>
      <text:p text:style-name="P15">Feb 2013 – Jul 2013</text:p>
      <text:list text:style-name="L10">
        <text:list-item>
          <text:p text:style-name="P21">Troubleshot software, hardware, and connectivity issues across diverse systems.</text:p>
        </text:list-item>
        <text:list-item>
          <text:p text:style-name="P21">Logged detailed support tickets and maintained thorough case notes.</text:p>
        </text:list-item>
        <text:list-item>
          <text:p text:style-name="P21">Provided bilingual technical support in English and Spanish.</text:p>
        </text:list-item>
        <text:list-item>
          <text:p text:style-name="P21">Guided users through solutions, reducing repeat service requests.</text:p>
        </text:list-item>
        <text:list-item>
          <text:p text:style-name="P21">Collaborated with team members to refine processes and support documentation.</text:p>
        </text:list-item>
      </text:list>
      <text:p text:style-name="P17"/>
      <text:p text:style-name="P13">Administrative Assistant (Internship)</text:p>
      <text:p text:style-name="P17">Carlota Alfaro College — Santurce/San Juan, PR (On-site) <text:s/></text:p>
      <text:p text:style-name="P15">Jul 2011 – Aug 2011</text:p>
      <text:list text:style-name="L11">
        <text:list-item>
          <text:p text:style-name="P22">Organized and maintained both digital and physical filing systems.</text:p>
        </text:list-item>
        <text:list-item>
          <text:p text:style-name="P22">Performed data entry, document preparation, and formatting tasks.</text:p>
        </text:list-item>
        <text:list-item>
          <text:p text:style-name="P22">Assisted with scheduling and appointment coordination for faculty and staff.</text:p>
        </text:list-item>
        <text:list-item>
          <text:p text:style-name="P22">Supported office communications with students and external partners.</text:p>
        </text:list-item>
      </text:list>
      <text:p text:style-name="P17"/>
      <text:p text:style-name="P13">Concessions Cashier</text:p>
      <text:p text:style-name="P17">Wallace Theater — Washington, PA (On-site) <text:s/></text:p>
      <text:p text:style-name="P15">Apr 2008 – Jul 2008</text:p>
      <text:list text:style-name="L12">
        <text:list-item>
          <text:p text:style-name="P23">Delivered customer service in a fast-paced concession environment.</text:p>
        </text:list-item>
        <text:list-item>
          <text:p text:style-name="P23">Handled cash and card transactions with accuracy.</text:p>
        </text:list-item>
        <text:list-item>
          <text:p text:style-name="P23">Assisted in inventory management and restocking operations.</text:p>
        </text:list-item>
      </text:list>
      <text:p text:style-name="P17"/>
      <text:p text:style-name="P13">Care Specialist</text:p>
      <text:p text:style-name="P17">The Caring Mission, Inc. — Washington, PA (Hybrid) <text:s/></text:p>
      <text:p text:style-name="P15">Oct 2007 – Dec 2007</text:p>
      <text:list text:style-name="L13">
        <text:list-item>
          <text:p text:style-name="P24">Assisted clients with personal care and daily living activities.</text:p>
        </text:list-item>
        <text:list-item>
          <text:p text:style-name="P24">Maintained accurate records of care routines.</text:p>
        </text:list-item>
        <text:list-item>
          <text:p text:style-name="P24">Coordinated with families and supervisors to align on care plans.</text:p>
        </text:list-item>
        <text:list-item>
          <text:p text:style-name="P24">Demonstrated empathy, adaptability, and reliability in supporting clients.</text:p>
        </text:list-item>
      </text:list>
      <text:h text:style-name="P25" text:outline-level="1">Education</text:h>
      <text:p text:style-name="P17"><text:span text:style-name="T4">High School Diploma, General Studies</text:span> — <text:span text:style-name="T5">Commonwealth of Puerto Rico Department of Education, </text:span><text:span text:style-name="T6">Oct 2007</text:span></text:p>
      <text:list text:style-name="L14">
        <text:list-item>
          <text:p text:style-name="P26">Completed the General Educational Development (GED) exam.</text:p>
        </text:list-item>
        <text:list-item>
          <text:p text:style-name="P26">Recognized for strong performance in Language Arts and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d6968" officeooo:paragraph-rsid="0012b762"/>
    </style:style>
    <style:style style:name="MP2" style:family="paragraph" style:parent-style-name="Footer">
      <style:paragraph-properties fo:text-align="start" style:justify-single-word="false"/>
      <style:text-properties officeooo:rsid="000d6968" officeooo:paragraph-rsid="0012b762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isscha Chidley – Resume Wed, 27-Aug-2025<text:tab/><text:tab/><text:bookmark-start text:name="PageNumWizard_FOOTER_Default Page Style1 Copy 1"/><text:page-number text:select-page="current">3</text:page-number> / <text:page-count>3</text:page-count><text:bookmark-end text:name="PageNumWizard_FOOTER_Default Page Style1 Copy 1"/></text:p>
      </style:footer>
      <style:footer-left>
        <text:p text:style-name="MP2">Misscha Chidley – Resume Wed, 27-Aug-2025<text:tab/><text:tab/><text:bookmark-start text:name="PageNumWizard_FOOTER_Default Page Style1"/><text:page-number text:select-page="current">2</text:page-number> / <text:page-count>3</text:page-count><text:bookmark-end text:name="PageNumWizard_FOOTER_Default Page Style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4:17:22.545000000</meta:creation-date>
    <dc:date>2025-09-05T14:26:06.305518500</dc:date>
    <meta:editing-duration>PT11M48S</meta:editing-duration>
    <meta:editing-cycles>6</meta:editing-cycles>
    <meta:generator>LibreOffice/25.2.5.2$Windows_X86_64 LibreOffice_project/03d19516eb2e1dd5d4ccd751a0d6f35f35e08022</meta:generator>
    <meta:print-date>2025-08-27T16:18:32.574480500</meta:print-date>
    <meta:printed-by>PDF files</meta:printed-by>
    <meta:document-statistic meta:table-count="0" meta:image-count="0" meta:object-count="0" meta:page-count="3" meta:paragraph-count="98" meta:word-count="885" meta:character-count="6555" meta:non-whitespace-character-count="5792"/>
  </office:meta>
</office:document-meta>
</file>